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b.<text:span text:style-name="T1"> The only part which required changing here was the date format for the INSERT INTO Orders VALUES.</text:span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lenn Chamberlain</meta:initial-creator>
    <meta:creation-date>2011-12-14T11:30:19.87</meta:creation-date>
    <meta:generator>OpenOffice.org/3.3$Win32 OpenOffice.org_project/330m20$Build-9567</meta:generator>
    <dc:date>2011-12-18T14:01:44.24</dc:date>
    <dc:creator>Glenn Chamberlain</dc:creator>
    <meta:editing-duration>PT22M9S</meta:editing-duration>
    <meta:editing-cycles>2</meta:editing-cycles>
    <meta:document-statistic meta:table-count="0" meta:image-count="0" meta:object-count="0" meta:page-count="1" meta:paragraph-count="1" meta:word-count="18" meta:character-count="102"/>
  </office:meta>
</office:document-meta>
</file>